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.03cm" svg:stroke-color="#808080" draw:marker-start="" draw:marker-start-width="0.109cm" draw:marker-start-center="false" draw:marker-end="" draw:marker-end-width="0.109cm" draw:marker-end-center="false" draw:stroke-linejoin="round" draw:fill="solid" draw:fill-color="#ffffff" draw:fill-gradient-name="Gradient_20_7" draw:fill-hatch-name="Hatch_20_4" draw:fill-image-name="Bitmape_20_5" draw:opacity="100%" draw:fill-image-width="0cm" draw:fill-image-height="0cm" draw:textarea-horizontal-align="left" draw:textarea-vertical-align="top" draw:auto-grow-height="false" fo:padding-top="0.139cm" fo:padding-bottom="0.139cm" fo:padding-left="0.139cm" fo:padding-right="0.265cm" draw:shadow="visible" draw:shadow-offset-x="0.101cm" draw:shadow-offset-y="0.101cm" draw:shadow-color="#c0c0c0" draw:shadow-opacity="70%"/>
    </style:style>
    <style:style style:name="gr2" style:family="graphic" style:parent-style-name="standard">
      <style:graphic-properties draw:stroke="none" svg:stroke-color="#000000" draw:fill="none" draw:fill-color="#ffffff" fo:min-height="0.676cm"/>
    </style:style>
    <style:style style:name="gr3" style:family="graphic" style:parent-style-name="standard">
      <style:graphic-properties svg:stroke-color="#333333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333333" draw:fill="none" draw:fill-color="#ffffff" fo:min-height="0.676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4c4c4c" style:text-outline="false" style:text-line-through-style="none" fo:font-family="'Nimbus Sans L'" style:font-family-generic="roman" style:font-pitch="variable" fo:font-size="11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P3" style:family="paragraph">
      <style:text-properties fo:font-family="'NimbusSans L'" style:font-family-generic="swiss"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color="#4c4c4c" style:text-outline="false" style:text-line-through-style="none" fo:font-family="'Nimbus Sans L'" style:font-family-generic="roman" style:font-pitch="variable" fo:font-size="11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" style:family="text">
      <style:text-properties fo:font-family="'NimbusSans L'" style:font-family-generic="swiss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6.1cm" svg:height="1.5cm" svg:x="0.76cm" svg:y="0.424cm">
          <text:p text:style-name="P1"><text:span text:style-name="T1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5cm" svg:x="0.76cm" svg:y="2.888cm"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5cm" svg:x="0.76cm" svg:y="5.425cm">
          <text:p text:style-name="P1"><text:span text:style-name="T1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07cm" svg:height="0.926cm" svg:x="2.293cm" svg:y="1.216cm">
          <draw:text-box>
            <text:p><text:span text:style-name="T2">applicationContext</text:span></text:p>
          </draw:text-box>
        </draw:frame>
        <draw:frame draw:style-name="gr2" draw:text-style-name="P3" draw:layer="layout" svg:width="3.807cm" svg:height="0.926cm" svg:x="2.293cm" svg:y="3.675cm">
          <draw:text-box>
            <text:p><text:span text:style-name="T2">applicationContext</text:span></text:p>
          </draw:text-box>
        </draw:frame>
        <draw:frame draw:style-name="gr2" draw:text-style-name="P3" draw:layer="layout" svg:width="3.807cm" svg:height="0.926cm" svg:x="2.293cm" svg:y="6.217cm">
          <draw:text-box>
            <text:p><text:span text:style-name="T2">applicationContext</text:span></text:p>
          </draw:text-box>
        </draw:frame>
        <draw:line draw:style-name="gr3" draw:text-style-name="P4" draw:layer="layout" svg:x1="3.6cm" svg:y1="1.948cm" svg:x2="3.6cm" svg:y2="2.948cm">
          <text:p/>
        </draw:line>
        <draw:frame draw:style-name="gr2" draw:text-style-name="P3" draw:layer="layout" svg:width="1.795cm" svg:height="0.926cm" svg:x="3.79cm" svg:y="2.073cm">
          <draw:text-box>
            <text:p><text:span text:style-name="T2">parent</text:span></text:p>
          </draw:text-box>
        </draw:frame>
        <draw:line draw:style-name="gr3" draw:text-style-name="P4" draw:layer="layout" svg:x1="3.601cm" svg:y1="4.448cm" svg:x2="3.601cm" svg:y2="5.448cm">
          <text:p/>
        </draw:line>
        <draw:frame draw:style-name="gr4" draw:text-style-name="P3" draw:layer="layout" svg:width="1.795cm" svg:height="0.926cm" svg:x="3.791cm" svg:y="4.573cm">
          <draw:text-box>
            <text:p><text:span text:style-name="T2">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an Vogelzang</meta:initial-creator>
    <meta:creation-date>2011-01-15T00:22:59</meta:creation-date>
    <dc:date>2011-06-09T15:07:13</dc:date>
    <dc:creator>Johan Vogelzang</dc:creator>
    <meta:editing-duration>PT6H4M28S</meta:editing-duration>
    <meta:editing-cycles>4</meta:editing-cycles>
    <meta:generator>OpenOffice.org/3.3$Unix OpenOffice.org_project/330m20$Build-9567</meta:generator>
    <meta:document-statistic meta:object-count="10"/>
  </office:meta>
</office:document-meta>
</file>